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 table:number-rows-repeated="104818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07:12:09.167252122</dc:date>
    <meta:generator>LibreOffice/4.4.3.2$Linux_X86_64 LibreOffice_project/40m0$Build-2</meta:generator>
    <meta:editing-duration>P7DT6H41M41S</meta:editing-duration>
    <meta:editing-cycles>373</meta:editing-cycles>
    <meta:print-date>2015-07-22T08:30:52.452940411</meta:print-date>
    <meta:document-statistic meta:table-count="5" meta:cell-count="3155" meta:object-count="0"/>
  </office:meta>
</office:document-meta>
</file>